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"/>
    <style:font-face style:name="Droid Sans Mono" svg:font-family="'Droid Sans Mono', monospace, monospace, 'Droid Sans Fallback'"/>
    <style:font-face style:name="Helvetica" svg:font-family="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951d"/>
    </style:style>
    <style:style style:name="P2" style:family="paragraph" style:parent-style-name="Standard">
      <style:paragraph-properties style:line-height-at-least="0.198in"/>
      <style:text-properties fo:color="#bbbbbb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text-properties officeooo:paragraph-rsid="009b3cce"/>
    </style:style>
    <style:style style:name="P5" style:family="paragraph" style:parent-style-name="Standard">
      <style:text-properties officeooo:paragraph-rsid="009be38f"/>
    </style:style>
    <style:style style:name="P6" style:family="paragraph" style:parent-style-name="Text_20_body">
      <style:text-properties fo:color="#ce181e"/>
    </style:style>
    <style:style style:name="P7" style:family="paragraph" style:parent-style-name="Text_20_body">
      <style:text-properties fo:font-weight="bold" officeooo:paragraph-rsid="009b3cce"/>
    </style:style>
    <style:style style:name="P8" style:family="paragraph" style:parent-style-name="Text_20_body">
      <style:text-properties officeooo:paragraph-rsid="009b3cce"/>
    </style:style>
    <style:style style:name="T1" style:family="text">
      <style:text-properties officeooo:rsid="000ab786"/>
    </style:style>
    <style:style style:name="T2" style:family="text">
      <style:text-properties fo:font-weight="bold" officeooo:rsid="009ff84a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603846" style:font-style-asian="italic" style:font-weight-asian="normal" style:font-style-complex="italic" style:font-weight-complex="normal"/>
    </style:style>
    <style:style style:name="T7" style:family="text">
      <style:text-properties fo:color="#ce181e"/>
    </style:style>
    <style:style style:name="T8" style:family="text">
      <style:text-properties officeooo:rsid="004d3045"/>
    </style:style>
    <style:style style:name="T9" style:family="text">
      <style:text-properties fo:color="#e06c75" style:font-name="Droid Sans Mono" fo:font-size="10.5pt" fo:font-weight="normal" fo:background-color="#1e1e1e" loext:char-shading-value="0"/>
    </style:style>
    <style:style style:name="T10" style:family="text">
      <style:text-properties fo:color="#bbbbbb" style:font-name="Droid Sans Mono" fo:font-size="10.5pt" fo:font-weight="normal" fo:background-color="#1e1e1e" loext:char-shading-value="0"/>
    </style:style>
    <style:style style:name="T11" style:family="text">
      <style:text-properties fo:color="#abb2bf"/>
    </style:style>
    <style:style style:name="T12" style:family="text">
      <style:text-properties fo:color="#abb2bf" style:font-name="Droid Sans Mono" fo:font-size="10.5pt" fo:font-weight="normal" fo:background-color="#1e1e1e" loext:char-shading-value="0"/>
    </style:style>
    <style:style style:name="T13" style:family="text">
      <style:text-properties fo:color="#3193c6"/>
    </style:style>
    <style:style style:name="T14" style:family="text">
      <style:text-properties fo:color="#3193c6" style:font-name="Droid Sans Mono" fo:font-size="10.5pt" fo:font-weight="normal" fo:background-color="#1e1e1e" loext:char-shading-value="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603846" style:font-weight-asian="normal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officeooo:rsid="00603846" style:font-weight-asian="bold" style:font-weight-complex="bold"/>
    </style:style>
    <style:style style:name="T19" style:family="text">
      <style:text-properties fo:color="#05ad97"/>
    </style:style>
    <style:style style:name="T20" style:family="text">
      <style:text-properties fo:color="#05ad97" style:font-name="Droid Sans Mono" fo:font-size="10.5pt" fo:font-weight="normal" fo:background-color="#1e1e1e" loext:char-shading-value="0"/>
    </style:style>
    <style:style style:name="T21" style:family="text">
      <style:text-properties fo:color="#56b6c2"/>
    </style:style>
    <style:style style:name="T22" style:family="text">
      <style:text-properties fo:color="#56b6c2" style:font-name="Droid Sans Mono" fo:font-size="10.5pt" fo:font-weight="normal" fo:background-color="#1e1e1e" loext:char-shading-value="0"/>
    </style:style>
    <style:style style:name="T23" style:family="text">
      <style:text-properties fo:color="#d19a66"/>
    </style:style>
    <style:style style:name="T24" style:family="text">
      <style:text-properties fo:color="#d19a66" style:font-name="Droid Sans Mono" fo:font-size="10.5pt" fo:font-weight="normal" fo:background-color="#1e1e1e" loext:char-shading-value="0"/>
    </style:style>
    <style:style style:name="T25" style:family="text">
      <style:text-properties officeooo:rsid="009ff84a"/>
    </style:style>
    <style:style style:name="T26" style:family="text">
      <style:text-properties fo:font-variant="normal" fo:text-transform="none" fo:color="#ffffff" style:font-name="inherit" fo:font-size="9.75pt" fo:letter-spacing="normal" fo:font-style="italic" fo:font-weight="normal" officeooo:rsid="00603846" fo:background-color="transparent" loext:char-shading-value="0" style:font-style-asian="italic" style:font-weight-asian="normal" style:font-style-complex="italic" style:font-weight-complex="normal" loext:padding="0in" loext:border="none"/>
    </style:style>
    <style:style style:name="T27" style:family="text">
      <style:text-properties fo:font-variant="normal" fo:text-transform="none" fo:color="#ce181e" style:font-name="inherit" fo:font-size="9.75pt" fo:letter-spacing="normal" fo:font-style="italic" fo:font-weight="normal" officeooo:rsid="00603846" fo:background-color="transparent" loext:char-shading-value="0" style:font-style-asian="italic" style:font-weight-asian="normal" style:font-style-complex="italic" style:font-weight-complex="normal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áo cáo</text:p>
      <text:h text:style-name="Heading_20_3" text:outline-level="3">Thành viên</text:h>
      <text:p text:style-name="Standard">Nhóm gồm 2 sinh viên:</text:p>
      <text:p text:style-name="Standard">Lê Ngọc Hải - MSSV: <text:span text:style-name="T7">XXX</text:span></text:p>
      <text:p text:style-name="Standard">Lê Văn Hạnh - MSSV: <text:span text:style-name="T1">15520197</text:span></text:p>
      <text:p text:style-name="Standard"/>
      <text:h text:style-name="Heading_20_3" text:outline-level="3">Thu thập Dữ liệu</text:h>
      <text:p text:style-name="P1">Nhóm thu thập được 30 tấm ảnh, chia đều cho hai lớp đối tượng như đã yêu cầu. Đối tượng mà nhóm chọn là: motobike và non-motobike.</text:p>
      <text:p text:style-name="P1"><text:span text:style-name="T4">Thông tin dữ liệu</text:span>: Dữ liệu này gồm những ảnh được chụp thực tế ở trong khuôn viên Kí túc xá ĐHQG khu B. </text:p>
      <text:p text:style-name="P1">Tiếp theo, là bước rút trích đặc trưng của dữ liệu.</text:p>
      <text:h text:style-name="Heading_20_3" text:outline-level="3">Rút trích dữ liệu</text:h>
      <text:p text:style-name="P6">XXX...</text:p>
      <text:p text:style-name="Standard">(Rút trích đặc trưng FC6 từ mạng VGG16. Tham khảo code extract feature ở đây: https://drive.google.com/file/d/17oW3XdSWpK_23KN_Un4eEN1BuEZLnuq_/view?usp=sharing)</text:p>
      <text:p text:style-name="Standard"/>
      <text:h text:style-name="Heading_20_3" text:outline-level="3">Xây dựng mô hình</text:h>
      <text:p text:style-name="Text_20_body">Nhóm sử dụng mô hình Linear SVM của thư viện sci<text:span text:style-name="T8">kit-learn để phân loại hai lớp đối tượng trên tập train. </text:span></text:p>
      <text:p text:style-name="P8"><text:span text:style-name="T5">Khai báo thư viện</text:span><text:span text:style-name="T17">:</text:span> </text:p>
      <text:p text:style-name="P8"><text:span text:style-name="T9">from</text:span><text:span text:style-name="T10"> sklearn </text:span><text:span text:style-name="T9">import</text:span><text:span text:style-name="T10"> svm</text:span></text:p>
      <text:p text:style-name="P8"><text:span text:style-name="T5">Khai báo mô hình</text:span><text:span text:style-name="T15">:</text:span> </text:p>
      <text:p text:style-name="P8"><text:span text:style-name="T10">clf </text:span><text:span text:style-name="T12">=</text:span><text:span text:style-name="T10"> svm.</text:span><text:span text:style-name="T14">LinearSVC</text:span><text:span text:style-name="T10">()</text:span></text:p>
      <text:p text:style-name="P8"><text:span text:style-name="T6">Tham số huấn luyện là: </text:span><text:span text:style-name="T27">LinearSVC(penalty='l2', loss='squared_hinge', dual=True, tol=1e-4, C=1.0, multi_class='ovr', fit_intercept=True, intercept_scaling=1, class_weight=None, verbose=0, random_state=None, max_iter=1000)</text:span></text:p>
      <text:p text:style-name="P7"><text:span text:style-name="T6">Học trên dữ liệu train</text:span><text:span text:style-name="T16">:</text:span><text:span text:style-name="T18"> </text:span></text:p>
      <text:p text:style-name="P7"><text:span text:style-name="T10">clf.</text:span><text:span text:style-name="T14">fit</text:span><text:span text:style-name="T10">(X_train_fc6, y_train)</text:span></text:p>
      <text:p text:style-name="Standard">Lưu lại mô hình nhóm dùng thư viện pickle của Python.</text:p>
      <text:p text:style-name="Standard"><text:span text:style-name="T3"/></text:p>
      <text:p text:style-name="P4"><text:span text:style-name="T3">Khai báo thư viện</text:span>: </text:p>
      <text:p text:style-name="P4"><text:span text:style-name="T9">import</text:span><text:span text:style-name="T10"> pickle</text:span></text:p>
      <text:p text:style-name="P4">Đặt tên file sẽ lưu là <text:span text:style-name="T4">model.sav</text:span>: </text:p>
      <text:p text:style-name="P4"><text:span text:style-name="T10">filename </text:span><text:span text:style-name="T12">=</text:span><text:span text:style-name="T10"> </text:span><text:span text:style-name="T20">'model.sav'</text:span></text:p>
      <text:p text:style-name="P4">Lưu file mô hình đã học xuống đĩa: </text:p>
      <text:p text:style-name="P4"><text:span text:style-name="T10">pickle.</text:span><text:span text:style-name="T14">dump</text:span><text:span text:style-name="T10">(clf, </text:span><text:span text:style-name="T22">open</text:span><text:span text:style-name="T10">(filename, </text:span><text:span text:style-name="T20">'wb'</text:span><text:span text:style-name="T10">))</text:span></text:p>
      <text:p text:style-name="Standard"/>
      <text:p text:style-name="Standard"/>
      <text:h text:style-name="Heading_20_3" text:outline-level="3"><text:soft-page-break/>Test dữ liệu trên mô hình đã lưu</text:h>
      <text:p text:style-name="P5">Load file mô hình đã lưu: </text:p>
      <text:p text:style-name="P5"><text:span text:style-name="T10">loaded_model </text:span><text:span text:style-name="T12">=</text:span><text:span text:style-name="T10"> pickle.</text:span><text:span text:style-name="T14">load</text:span><text:span text:style-name="T10">(</text:span><text:span text:style-name="T22">open</text:span><text:span text:style-name="T10">(filename, </text:span><text:span text:style-name="T20">'rb'</text:span><text:span text:style-name="T10">))</text:span></text:p>
      <text:p text:style-name="Standard">Test trên dữ liệu và ghi kết quả ra màn hình:</text:p>
      <text:p text:style-name="P2">scores <text:span text:style-name="T11">=</text:span> loaded_model.<text:span text:style-name="T13">score</text:span>(X_test_fc6, y_test)</text:p>
      <text:p text:style-name="P3"><text:span text:style-name="T22">print</text:span><text:span text:style-name="T10">(</text:span><text:span text:style-name="T20">"accuracy = </text:span><text:span text:style-name="T24">%f</text:span><text:span text:style-name="T20">"</text:span><text:span text:style-name="T10"> </text:span><text:span text:style-name="T12">%</text:span><text:span text:style-name="T10">scores)</text:span></text:p>
      <text:p text:style-name="Standard"/>
      <text:p text:style-name="Standard">Kết quả test trên dữ liệu là: <text:span text:style-name="T2">100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"/>
    <style:font-face style:name="Droid Sans Mono" svg:font-family="'Droid Sans Mono', monospace, monospace, 'Droid Sans Fallback'"/>
    <style:font-face style:name="Helvetica" svg:font-family="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6:12:15.671379902</meta:creation-date>
    <meta:generator>LibreOffice/6.0.7.3$Linux_X86_64 LibreOffice_project/00m0$Build-3</meta:generator>
    <dc:date>2019-01-17T17:41:08.420189061</dc:date>
    <meta:editing-duration>PT1H27M51S</meta:editing-duration>
    <meta:editing-cycles>134</meta:editing-cycles>
    <meta:document-statistic meta:table-count="0" meta:image-count="0" meta:object-count="0" meta:page-count="2" meta:paragraph-count="35" meta:word-count="255" meta:character-count="1525" meta:non-whitespace-character-count="1296"/>
  </office:meta>
</office:document-meta>
</file>